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449cm" table:align="right"/>
    </style:style>
    <style:style style:name="Tabelle1.A" style:family="table-column">
      <style:table-column-properties style:column-width="9.449cm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style:font-name="Times New Roman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>
        <style:tab-stops>
          <style:tab-stop style:position="2.448cm"/>
          <style:tab-stop style:position="5.703cm"/>
        </style:tab-stops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2.448cm"/>
        </style:tab-stops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Times New Roman" fo:font-size="10pt" style:font-size-asian="10pt" style:font-size-complex="10pt"/>
    </style:style>
    <style:style style:name="P12" style:family="paragraph" style:parent-style-name="Text_20_body">
      <style:text-properties style:font-name="Times New Roman" fo:font-size="10pt" style:font-size-asian="10pt" style:font-size-complex="10pt"/>
    </style:style>
    <style:style style:name="P13" style:family="paragraph" style:parent-style-name="Text_20_body">
      <style:text-properties style:font-name="Times New Roman" fo:font-size="10pt" style:font-name-asian="CMSS10" style:font-size-asian="10pt" style:font-name-complex="CMSS10" style:font-size-complex="10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0pt" style:font-name-asian="CMSS10" style:font-size-asian="10pt" style:font-name-complex="CMSS10" style:font-size-complex="10pt"/>
    </style:style>
    <style:style style:name="P15" style:family="paragraph" style:parent-style-name="Text_20_body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fo:margin-left="0.563cm" fo:margin-right="0cm" fo:text-indent="0cm" style:auto-text-indent="false" style:text-autospace="none"/>
      <style:text-properties fo:color="#000000" style:font-name="Times New Roman" fo:font-size="10pt" style:font-name-asian="CMSS10" style:font-size-asian="10pt" style:font-name-complex="CMSS10" style:font-size-complex="10pt"/>
    </style:style>
    <style:style style:name="P19" style:family="paragraph" style:parent-style-name="Text_20_body">
      <style:paragraph-properties fo:margin-left="0.494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0" style:family="paragraph" style:parent-style-name="Text_20_body">
      <style:paragraph-properties fo:margin-left="0.494cm" fo:margin-right="0cm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21" style:family="paragraph" style:parent-style-name="Text_20_body">
      <style:paragraph-properties fo:margin-left="0cm" fo:margin-right="0cm" fo:text-align="justify" style:justify-single-word="false" fo:text-indent="0.51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2" style:family="paragraph" style:parent-style-name="Text_20_body">
      <style:paragraph-properties fo:margin-left="0.542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3" style:family="paragraph" style:parent-style-name="Text_20_body">
      <style:paragraph-properties fo:margin-left="0.542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4" style:family="paragraph" style:parent-style-name="Text_20_body">
      <style:paragraph-properties fo:margin-left="1.108cm" fo:margin-right="0cm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5" style:family="paragraph" style:parent-style-name="Text_20_body">
      <style:paragraph-properties fo:margin-left="1.108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6" style:family="paragraph" style:parent-style-name="Text_20_body">
      <style:paragraph-properties fo:margin-left="0cm" fo:margin-right="0cm" fo:text-align="justify" style:justify-single-word="false" fo:text-indent="0.52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7" style:family="paragraph" style:parent-style-name="Text_20_body">
      <style:paragraph-properties fo:margin-left="1.67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8" style:family="paragraph" style:parent-style-name="Standard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4.597cm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 style:list-style-name="L6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0" style:family="paragraph" style:parent-style-name="Text_20_body" style:list-style-name="L6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1" style:family="paragraph" style:parent-style-name="Text_20_body" style:list-style-name="L6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2" style:family="paragraph" style:parent-style-name="Text_20_body" style:list-style-name="L6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3" style:family="paragraph" style:parent-style-name="Text_20_body" style:list-style-name="L6">
      <style:paragraph-properties fo:margin-left="0.845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34" style:family="paragraph" style:parent-style-name="Text_20_body" style:list-style-name="L6">
      <style:paragraph-properties fo:margin-left="0.845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35" style:family="paragraph" style:parent-style-name="Text_20_body" style:list-style-name="L6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6" style:family="paragraph" style:parent-style-name="Text_20_body" style:list-style-name="L6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7" style:family="paragraph" style:parent-style-name="Text_20_body" style:list-style-name="L6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8" style:family="paragraph" style:parent-style-name="Text_20_body" style:list-style-name="L6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en" fo:country="US" fo:font-style="italic" style:text-underline-style="solid" style:text-underline-width="auto" style:text-underline-color="font-color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4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Heading_20_3" style:list-style-name="L5">
      <style:paragraph-properties fo:margin-left="0.243cm" fo:margin-right="0cm" fo:text-indent="0cm" style:auto-text-indent="false"/>
      <style:text-properties style:font-name="Times New Roman"/>
    </style:style>
    <style:style style:name="P43" style:family="paragraph" style:parent-style-name="Heading_20_3" style:list-style-name="L9">
      <style:paragraph-properties fo:margin-left="0.243cm" fo:margin-right="0cm" fo:text-indent="0cm" style:auto-text-indent="false"/>
      <style:text-properties style:font-name="Times New Roman"/>
    </style:style>
    <style:style style:name="P44" style:family="paragraph" style:parent-style-name="Heading_20_3" style:list-style-name="L9">
      <style:paragraph-properties fo:margin-left="0.243cm" fo:margin-right="0cm" fo:text-indent="0cm" style:auto-text-indent="false"/>
      <style:text-properties style:font-name="Times New Roman"/>
    </style:style>
    <style:style style:name="P45" style:family="paragraph" style:parent-style-name="Heading_20_3" style:list-style-name="L9">
      <style:paragraph-properties fo:margin-left="0.243cm" fo:margin-right="0cm" fo:text-indent="0cm" style:auto-text-indent="false"/>
      <style:text-properties style:font-name="Times New Roman"/>
    </style:style>
    <style:style style:name="P46" style:family="paragraph" style:parent-style-name="Heading_20_3" style:list-style-name="L9">
      <style:paragraph-properties fo:margin-left="0.243cm" fo:margin-right="0cm" fo:text-indent="0cm" style:auto-text-indent="false"/>
      <style:text-properties style:font-name="Times New Roman"/>
    </style:style>
    <style:style style:name="P47" style:family="paragraph" style:parent-style-name="Heading_20_3" style:list-style-name="L9">
      <style:paragraph-properties fo:margin-left="0.243cm" fo:margin-right="0cm" fo:text-indent="0cm" style:auto-text-indent="false"/>
      <style:text-properties style:font-name="Times New Roman"/>
    </style:style>
    <style:style style:name="P48" style:family="paragraph" style:parent-style-name="Heading_20_3" style:list-style-name="L9">
      <style:paragraph-properties fo:margin-left="0.243cm" fo:margin-right="0cm" fo:text-indent="0cm" style:auto-text-indent="false"/>
      <style:text-properties style:font-name="Times New Roman"/>
    </style:style>
    <style:style style:name="P49" style:family="paragraph" style:parent-style-name="Heading_20_3" style:list-style-name="L10">
      <style:paragraph-properties fo:margin-left="0.243cm" fo:margin-right="0cm" fo:text-indent="0cm" style:auto-text-indent="false"/>
      <style:text-properties style:font-name="Times New Roman"/>
    </style:style>
    <style:style style:name="P50" style:family="paragraph" style:parent-style-name="Heading_20_3" style:list-style-name="L10">
      <style:paragraph-properties fo:margin-left="0.243cm" fo:margin-right="0cm" fo:text-indent="0cm" style:auto-text-indent="false"/>
      <style:text-properties style:font-name="Times New Roman"/>
    </style:style>
    <style:style style:name="P51" style:family="paragraph" style:parent-style-name="Heading_20_3" style:list-style-name="L10">
      <style:paragraph-properties fo:margin-left="0.243cm" fo:margin-right="0cm" fo:text-indent="0cm" style:auto-text-indent="false"/>
      <style:text-properties style:font-name="Times New Roman"/>
    </style:style>
    <style:style style:name="P52" style:family="paragraph" style:parent-style-name="Heading_20_3" style:list-style-name="L10">
      <style:paragraph-properties fo:margin-left="0.243cm" fo:margin-right="0cm" fo:text-indent="0cm" style:auto-text-indent="false"/>
      <style:text-properties style:font-name="Times New Roman"/>
    </style:style>
    <style:style style:name="P53" style:family="paragraph" style:parent-style-name="Heading_20_3" style:list-style-name="L13">
      <style:paragraph-properties fo:margin-left="0.226cm" fo:margin-right="0cm" fo:text-indent="0cm" style:auto-text-indent="false"/>
      <style:text-properties style:font-name="Times New Roman"/>
    </style:style>
    <style:style style:name="P54" style:family="paragraph" style:parent-style-name="Heading_20_3" style:list-style-name="L13">
      <style:paragraph-properties fo:margin-left="0.226cm" fo:margin-right="0cm" fo:text-indent="0cm" style:auto-text-indent="false"/>
      <style:text-properties style:font-name="Times New Roman"/>
    </style:style>
    <style:style style:name="P55" style:family="paragraph" style:parent-style-name="Heading_20_1" style:list-style-name="L4">
      <style:text-properties style:font-name="Times New Roman"/>
    </style:style>
    <style:style style:name="P56" style:family="paragraph" style:parent-style-name="Heading_20_1" style:list-style-name="L4"/>
    <style:style style:name="P57" style:family="paragraph" style:parent-style-name="Heading_20_1" style:list-style-name="L1">
      <style:paragraph-properties fo:margin-left="0.016cm" fo:margin-right="0cm" fo:text-indent="0cm" style:auto-text-indent="false" fo:break-before="page"/>
      <style:text-properties style:font-name="Times New Roman"/>
    </style:style>
    <style:style style:name="P58" style:family="paragraph" style:parent-style-name="Heading_20_1" style:list-style-name="L4">
      <style:paragraph-properties fo:break-before="page"/>
      <style:text-properties style:font-name="Times New Roman"/>
    </style:style>
    <style:style style:name="P59" style:family="paragraph" style:parent-style-name="Heading_20_1" style:list-style-name="L11">
      <style:paragraph-properties fo:break-before="page"/>
    </style:style>
    <style:style style:name="P6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1" style:family="paragraph" style:parent-style-name="Heading_20_2" style:list-style-name="L2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2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63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64" style:family="paragraph" style:parent-style-name="Heading_20_2" style:list-style-name="L7">
      <style:paragraph-properties fo:text-align="justify" style:justify-single-word="false"/>
      <style:text-properties style:font-name="Times New Roman"/>
    </style:style>
    <style:style style:name="P65" style:family="paragraph" style:parent-style-name="Heading_20_2" style:list-style-name="L8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66" style:family="paragraph" style:parent-style-name="Heading_20_2" style:list-style-name="L2">
      <style:paragraph-properties fo:margin-left="0cm" fo:margin-right="0cm" fo:text-indent="-0.016cm" style:auto-text-indent="false">
        <style:tab-stops/>
      </style:paragraph-properties>
      <style:text-properties style:font-name="Times New Roman"/>
    </style:style>
    <style:style style:name="P67" style:family="paragraph" style:parent-style-name="Heading_20_2" style:list-style-name="Numbering_20_5">
      <style:paragraph-properties fo:margin-left="0cm" fo:margin-right="0cm" fo:text-indent="-0.016cm" style:auto-text-indent="false">
        <style:tab-stops/>
      </style:paragraph-properties>
      <style:text-properties style:font-name="Times New Roman"/>
    </style:style>
    <style:style style:name="P68" style:family="paragraph" style:parent-style-name="Heading_20_2" style:list-style-name="L8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1pt" style:font-size-asian="11pt" style:font-size-complex="11pt"/>
    </style:style>
    <style:style style:name="P69" style:family="paragraph" style:parent-style-name="Heading_20_2" style:list-style-name="L12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size="10pt" style:font-name-asian="CMSS10" style:font-size-asian="10pt" style:font-name-complex="CMSS10" style:font-size-complex="10pt"/>
    </style:style>
    <style:style style:name="T3" style:family="text">
      <style:text-properties style:font-name-asian="TimesNewRomanPSMT" style:font-name-complex="TimesNewRomanPSM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style:font-name-asian="CMSS10" style:font-style-asian="italic" style:font-name-complex="CMSS10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5">
      <text:list-level-style-number text:level="1" text:style-name="Numbering_20_Symbols" style:num-prefix=" " style:num-suffix=" 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prefix=" " style:num-suffix=" 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4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number:date-style style:name="N5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okumentation der Eigenleistungen nach Mitgliedern</text:p>
      <text:p text:style-name="P4">Programmieren eines 3D-Editors</text:p>
      <text:p text:style-name="P4">-- Blacksun --</text:p>
      <text:p text:style-name="P6"/>
      <text:p text:style-name="P6"/>
      <text:p text:style-name="P10">Projektmitglied: <text:span text:style-name="T8">Philipp Gruber</text:span></text:p>
      <text:p text:style-name="P6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Mitglieder: <text:tab/><text:span text:style-name="T3">Philipp </text:span>Gruber<text:tab/>pgruber@fh-landshut.de</text:p>
            <text:p text:style-name="P8"><text:tab/>Reinhard Jeschull<text:tab/>rjeschu@fh-landshut.de</text:p>
            <text:p text:style-name="P8"><text:tab/>Thomas Kuhndörfer<text:tab/>tkuhndo@fh-landshut.de</text:p>
            <text:p text:style-name="P8"><text:tab/>Thomas Tischler<text:tab/>ttischl1@fh-landshut.de</text:p>
            <text:p text:style-name="P8"><text:tab/>Stefan Zeltner<text:tab/>szeltne@fh-landshut.de</text:p>
            <text:p text:style-name="P9"/>
            <text:p text:style-name="P9">Betreuer:<text:tab/>Prof. Peter Hartmann</text:p>
            <text:p text:style-name="P9"/>
            <text:p text:style-name="P9">Homepage:<text:tab/>http://sourceforge.net/projects/blacksun/<text:tab/></text:p>
            <text:p text:style-name="P7">letzte Änderung: <text:date style:data-style-name="N5038" text:date-value="2007-06-21T23:57:16">Donnerstag, 21. Juni 2007</text:date></text:p>
          </table:table-cell>
        </table:table-row>
      </table:table>
      <text:p text:style-name="P7"/>
      <text:p text:style-name="P7"/>
      <text:p text:style-name="P7"/>
      <text:p text:style-name="P11"/>
      <text:table-of-content text:style-name="Sect1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list text:style-name="Numbering_20_1">
              <text:list-item>
                <text:p text:style-name="Contents_20_Heading">Inhaltsverzeichnis</text:p>
              </text:list-item>
            </text:list>
          </text:index-title>
          <text:p text:style-name="P40"><text:s/>1 Übersicht<text:tab/>3</text:p>
          <text:p text:style-name="P60"><text:s/>1.1 Allgemeine Verantwortlichkeiten<text:tab/>3</text:p>
          <text:p text:style-name="P40"><text:s/>2 Organisatorische Übersicht<text:tab/>3</text:p>
          <text:p text:style-name="P60"><text:s/>2.1 Pflichtenheft<text:tab/>3</text:p>
          <text:p text:style-name="P41"><text:s/>2.2.1 Weitere Ausarbeitung: Gemeinsam bearbeitet<text:tab/>3</text:p>
          <text:p text:style-name="P60"><text:s/>2.2 Zwischenpräsentation am 17.01.2007: Gemeinsam bearbeitet<text:tab/>3</text:p>
          <text:p text:style-name="P60"><text:s/>2.3 Architekturdokumentation: Gemeinsam bearbeitet<text:tab/>3</text:p>
          <text:p text:style-name="P40"><text:s/>3 Entwicklungsübersicht: Kern-Module<text:tab/>4</text:p>
          <text:p text:style-name="P60"><text:s/>3.1 Core/Logger<text:tab/>4</text:p>
          <text:p text:style-name="P40"><text:s/>4 Entwicklungsübersicht: Plugins<text:tab/>4</text:p>
          <text:p text:style-name="P60"><text:s/>4.1 Grundkörper<text:tab/>4</text:p>
          <text:p text:style-name="P41"><text:s/>4.1.1 Block<text:tab/>4</text:p>
          <text:p text:style-name="P41"><text:s/>4.1.2 Box<text:tab/>4</text:p>
          <text:p text:style-name="P41"><text:s/>4.1.3 nBox (Zyliner)<text:tab/>4</text:p>
          <text:p text:style-name="P41"><text:s/>4.1.4 Pyramid<text:tab/>4</text:p>
          <text:p text:style-name="P41"><text:s/>4.1.5 Tube (Röhre)<text:tab/>4</text:p>
          <text:p text:style-name="P41"><text:s/>4.1.6 Goblet (Kelch)<text:tab/>4</text:p>
          <text:p text:style-name="P60"><text:s/>4.2 Modifikatoren<text:tab/>4</text:p>
          <text:p text:style-name="P41"><text:s/>4.2.1 Explosion<text:tab/>4</text:p>
          <text:p text:style-name="P41"><text:s/>4.2.2 Revolving (Rotationskörper)<text:tab/>4</text:p>
          <text:p text:style-name="P41"><text:s/>4.2.3 Smooth Corners (Weiche Ecken)<text:tab/>4</text:p>
          <text:p text:style-name="P41"><text:s/>4.2.4 Split face (Face aufteilen)<text:tab/>4</text:p>
          <text:p text:style-name="P40"><text:s/>5 Sonstiges<text:tab/>5</text:p>
          <text:p text:style-name="P60"><text:s/>5.1 Handbuch<text:tab/>5</text:p>
          <text:p text:style-name="P41"><text:s/>5.2.1 Handbucherstellung<text:tab/>5</text:p>
          <text:p text:style-name="P41"><text:s/>5.2.2 Handbuchteile: Gemeinsam bearbeitet<text:tab/>5</text:p>
        </text:index-body>
      </text:table-of-content>
      <text:p text:style-name="P7"/>
      <text:p text:style-name="P7"/>
      <text:list text:style-name="L1">
        <text:list-item>
          <text:h text:style-name="P57" text:outline-level="1">Übersicht</text:h>
        </text:list-item>
      </text:list>
      <text:p text:style-name="P12"/>
      <text:list text:style-name="L2">
        <text:list-item>
          <text:list>
            <text:list-item>
              <text:h text:style-name="P66" text:outline-level="2">Allgemeine Verantwortlichkeiten</text:h>
            </text:list-item>
          </text:list>
        </text:list-item>
      </text:list>
      <text:list text:style-name="L3">
        <text:list-item>
          <text:p text:style-name="P28">Pluginentwicklung und Handbuch</text:p>
        </text:list-item>
      </text:list>
      <text:list text:style-name="L2" text:continue-numbering="true">
        <text:list-item>
          <text:list text:continue-numbering="true">
            <text:list-header>
              <text:h text:style-name="P61" text:outline-level="2" text:is-list-header="true"/>
            </text:list-header>
          </text:list>
        </text:list-item>
      </text:list>
      <text:list text:style-name="L4">
        <text:list-item>
          <text:h text:style-name="P55" text:outline-level="1">Organisatorische Übersicht</text:h>
        </text:list-item>
      </text:list>
      <text:p text:style-name="P16"/>
      <text:list text:style-name="Numbering_20_5">
        <text:list-item>
          <text:list>
            <text:list-item>
              <text:h text:style-name="P67" text:outline-level="2">Pf<text:span text:style-name="T7">lichtenheft</text:span></text:h>
            </text:list-item>
          </text:list>
        </text:list-item>
      </text:list>
      <text:p text:style-name="P20"/>
      <text:list text:style-name="L5">
        <text:list-item>
          <text:list>
            <text:list-item>
              <text:list>
                <text:list-item>
                  <text:h text:style-name="P42" text:outline-level="3">Weitere Ausarbeitung: <text:span text:style-name="T8">Gemeinsam bearbeitet</text:span></text:h>
                </text:list-item>
              </text:list>
            </text:list-item>
          </text:list>
        </text:list-item>
      </text:list>
      <text:list text:style-name="L6">
        <text:list-item text:start-value="1">
          <text:p text:style-name="P29">Detailiertere Festlegung der einzelnen Pflichtenheftabschnitte</text:p>
        </text:list-item>
        <text:list-item>
          <text:p text:style-name="P29">Siehe: <text:span text:style-name="T5">http://blacksun.svn.sourceforge.net/viewvc/blacksun/orga/specification/</text:span></text:p>
        </text:list-item>
      </text:list>
      <text:p text:style-name="P21"/>
      <text:list text:style-name="Numbering_20_5" text:continue-numbering="true">
        <text:list-item>
          <text:list text:continue-numbering="true">
            <text:list-item>
              <text:h text:style-name="P62" text:outline-level="2">Zwischenpräsentation am 17.01.2007: <text:span text:style-name="T8">Gemeinsam bearbeitet</text:span></text:h>
            </text:list-item>
          </text:list>
        </text:list-item>
      </text:list>
      <text:list text:style-name="L6">
        <text:list-item text:start-value="1">
          <text:p text:style-name="P35">Erstellung der einzelnen Präsentationsteile für die Zwischenpräsentation am Ende des 3. Semesters</text:p>
        </text:list-item>
        <text:list-item>
          <text:p text:style-name="P37">Siehe: <text:span text:style-name="T4">http://blacksun.svn.sourceforge.net/viewvc/blacksun/orga/presentation/</text:span></text:p>
        </text:list-item>
      </text:list>
      <text:p text:style-name="P22"/>
      <text:list text:style-name="Numbering_20_5" text:continue-numbering="true">
        <text:list-item>
          <text:list text:continue-numbering="true">
            <text:list-item>
              <text:h text:style-name="P62" text:outline-level="2">Architekturdokumentation: <text:span text:style-name="T8">Gemeinsam bearbeitet</text:span></text:h>
            </text:list-item>
          </text:list>
        </text:list-item>
      </text:list>
      <text:list text:style-name="L6">
        <text:list-item text:start-value="1">
          <text:p text:style-name="P35">Je nach Zuständigkeit wurden die Seiten der Dokumentationen von den jeweiligen Projektmitgliedern erstellt</text:p>
        </text:list-item>
        <text:list-item>
          <text:p text:style-name="P37"><text:span text:style-name="T2">Siehe: </text:span><text:span text:style-name="T6">http://blacksun.svn.sourceforge.net/viewvc/blacksun/orga/architecture/</text:span></text:p>
        </text:list-item>
      </text:list>
      <text:list text:style-name="L4" text:continue-numbering="true">
        <text:list-item>
          <text:h text:style-name="P58" text:outline-level="1">Entwicklungsübersicht: Kern-Module</text:h>
        </text:list-item>
      </text:list>
      <text:p text:style-name="P13"/>
      <text:list text:style-name="L7">
        <text:list-item>
          <text:list>
            <text:list-item>
              <text:h text:style-name="P64" text:outline-level="2">Core/Logger</text:h>
            </text:list-item>
          </text:list>
        </text:list-item>
      </text:list>
      <text:p text:style-name="P24">Siehe Architekturdokumentation Kapitel 2</text:p>
      <text:p text:style-name="P23"/>
      <text:p text:style-name="P23"/>
      <text:list text:style-name="L4" text:continue-numbering="true">
        <text:list-item>
          <text:h text:style-name="P56" text:outline-level="1">Entwicklungsübersicht: Plugins</text:h>
        </text:list-item>
      </text:list>
      <text:p text:style-name="P14"/>
      <text:list text:style-name="L8">
        <text:list-item>
          <text:list>
            <text:list-item>
              <text:h text:style-name="P65" text:outline-level="2">Grundkörper</text:h>
            </text:list-item>
          </text:list>
        </text:list-item>
      </text:list>
      <text:p text:style-name="P26"/>
      <text:list text:style-name="L9">
        <text:list-item>
          <text:list>
            <text:list-item>
              <text:list>
                <text:list-item>
                  <text:h text:style-name="P43" text:outline-level="3">Block</text:h>
                </text:list-item>
              </text:list>
            </text:list-item>
          </text:list>
        </text:list-item>
      </text:list>
      <text:p text:style-name="P27">Siehe Architekturdokumentation Kapitel 10.1</text:p>
      <text:p text:style-name="P25"/>
      <text:list text:style-name="L9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Box</text:h>
                </text:list-item>
              </text:list>
            </text:list-item>
          </text:list>
        </text:list-item>
      </text:list>
      <text:p text:style-name="P27">Siehe Architekturdokumentation Kapitel 10.2</text:p>
      <text:p text:style-name="P25"/>
      <text:list text:style-name="L9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nBox (Zyliner)</text:h>
                </text:list-item>
              </text:list>
            </text:list-item>
          </text:list>
        </text:list-item>
      </text:list>
      <text:p text:style-name="P27">Siehe Architekturdokumentation Kapitel 10.6</text:p>
      <text:p text:style-name="P25"/>
      <text:list text:style-name="L9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Pyramid</text:h>
                </text:list-item>
              </text:list>
            </text:list-item>
          </text:list>
        </text:list-item>
      </text:list>
      <text:p text:style-name="P27">Siehe Architekturdokumentation Kapitel 10.7</text:p>
      <text:p text:style-name="P25"/>
      <text:list text:style-name="L9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Tube (Röhre)</text:h>
                </text:list-item>
              </text:list>
            </text:list-item>
          </text:list>
        </text:list-item>
      </text:list>
      <text:p text:style-name="P27">Siehe Architekturdokumentation Kapitel 10.9</text:p>
      <text:p text:style-name="P25"/>
      <text:list text:style-name="L9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Goblet (Kelch)</text:h>
                </text:list-item>
              </text:list>
            </text:list-item>
          </text:list>
        </text:list-item>
      </text:list>
      <text:p text:style-name="P27">Siehe Architekturdokumentation Kapitel 10.11</text:p>
      <text:p text:style-name="P25"/>
      <text:list text:style-name="L8" text:continue-numbering="true">
        <text:list-item>
          <text:list text:continue-numbering="true">
            <text:list-item>
              <text:h text:style-name="P68" text:outline-level="2">Modifikatoren</text:h>
            </text:list-item>
          </text:list>
        </text:list-item>
      </text:list>
      <text:p text:style-name="P19"/>
      <text:list text:style-name="L10">
        <text:list-item>
          <text:list>
            <text:list-item>
              <text:list>
                <text:list-item>
                  <text:h text:style-name="P49" text:outline-level="3">Explosion</text:h>
                </text:list-item>
              </text:list>
            </text:list-item>
          </text:list>
        </text:list-item>
      </text:list>
      <text:p text:style-name="P27">Siehe Architekturdokumentation Kapitel 11.2</text:p>
      <text:p text:style-name="P15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9" text:outline-level="3">Revolving (Rotationskörper)</text:h>
                </text:list-item>
              </text:list>
            </text:list-item>
          </text:list>
        </text:list-item>
      </text:list>
      <text:p text:style-name="P27">Siehe Architekturdokumentation Kapitel 11.6</text:p>
      <text:p text:style-name="P19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9" text:outline-level="3">Smooth Corners (Weiche Ecken)</text:h>
                </text:list-item>
              </text:list>
            </text:list-item>
          </text:list>
        </text:list-item>
      </text:list>
      <text:p text:style-name="P27">Siehe Architekturdokumentation Kapitel 11.7</text:p>
      <text:p text:style-name="P19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49" text:outline-level="3">Split face (Face aufteilen)</text:h>
                </text:list-item>
              </text:list>
            </text:list-item>
          </text:list>
        </text:list-item>
      </text:list>
      <text:p text:style-name="P27">Siehe Architekturdokumentation Kapitel 11.10</text:p>
      <text:p text:style-name="P15"/>
      <text:p text:style-name="P26"/>
      <text:p text:style-name="P26"/>
      <text:p text:style-name="P26"/>
      <text:list text:style-name="L11">
        <text:list-item>
          <text:h text:style-name="P59" text:outline-level="1">Sonstiges</text:h>
        </text:list-item>
      </text:list>
      <text:p text:style-name="P39"/>
      <text:list text:style-name="L12">
        <text:list-item>
          <text:list>
            <text:list-item>
              <text:h text:style-name="P69" text:outline-level="2">Handbuch</text:h>
            </text:list-item>
          </text:list>
        </text:list-item>
      </text:list>
      <text:p text:style-name="P17"/>
      <text:list text:style-name="L13">
        <text:list-item>
          <text:list>
            <text:list-item>
              <text:list>
                <text:list-item>
                  <text:h text:style-name="P53" text:outline-level="3">Handbucherstellung</text:h>
                </text:list-item>
              </text:list>
            </text:list-item>
          </text:list>
        </text:list-item>
      </text:list>
      <text:list text:style-name="L6">
        <text:list-item text:start-value="1">
          <text:p text:style-name="P29">Zusammenführung und Integration der Handbuchanteile in ein HTML-Konstrukt unter Zuhilfename der Weblayouttechnik CSS</text:p>
        </text:list-item>
        <text:list-item>
          <text:p text:style-name="P33">Siehe: <text:span text:style-name="T5">http://blacksun.svn.sourceforge.net/viewvc/blacksun/Manual/</text:span></text:p>
        </text:list-item>
      </text:list>
      <text:p text:style-name="P17"/>
      <text:list text:style-name="L13" text:continue-numbering="true">
        <text:list-item>
          <text:list text:continue-numbering="true">
            <text:list-item>
              <text:list text:continue-numbering="true">
                <text:list-item>
                  <text:h text:style-name="P53" text:outline-level="3">Handbuchteile: <text:span text:style-name="T8">Gemeinsam bearbeitet</text:span></text:h>
                </text:list-item>
              </text:list>
            </text:list-item>
          </text:list>
        </text:list-item>
      </text:list>
      <text:list text:style-name="L6">
        <text:list-item text:start-value="1">
          <text:p text:style-name="P29">Erstellung der einzelnen Handbuchanteile je nach Vearantwortlichkeit</text:p>
        </text:list-item>
        <text:list-item>
          <text:p text:style-name="P33">Siehe: <text:span text:style-name="T5">http://blacksun.svn.sourceforge.net/viewvc/blacksun/Manual/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de" fo:country="DE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list-style-name="Numbering_20_1" style:class="text">
      <style:paragraph-properties fo:margin-top="0cm" fo:margin-bottom="0cm" fo:keep-with-next="always"/>
      <style:text-properties style:font-name="Arial" fo:font-size="10pt" fo:font-weight="bold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1">
      <style:paragraph-properties fo:margin-top="0cm" fo:margin-bottom="0cm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paragraph-properties fo:margin-top="0cm" fo:margin-bottom="0cm">
        <style:tab-stops/>
      </style:paragraph-properties>
      <style:text-properties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paragraph-properties fo:margin-top="0cm" fo:margin-bottom="0cm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4">
      <style:paragraph-properties fo:margin-top="0cm" fo:margin-bottom="0cm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list-style-name="Outline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list-style-name="Outline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list-style-name="Outline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list-style-name="Outline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  <style:background-image/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prefix=" " style:num-suffix=" " style:num-format="1" text:start-value="6">
        <style:list-level-properties text:min-label-width="0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 text:start-value="2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51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cm" text:min-label-width="0.45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1.605cm" text:min-label-width="0.395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2cm" text:min-label-width="0.395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2.395cm" text:min-label-width="0.395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2.791cm" text:min-label-width="0.395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3.186cm" text:min-label-width="0.395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3.581cm" text:min-label-width="0.395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3.976cm" text:min-label-width="0.395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ize="10pt" style:text-underline-style="none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Eigenleistungs-Dokumentation – Blacksun<text:tab/><text:tab/></text:span><text:span text:style-name="T1"><text:chapter text:display="number-and-name" text:outline-level="1"> 5 Sonstiges</text:chapter></text:span></text:p>
      </style:header>
      <style:footer>
        <text:p text:style-name="P2"><text:page-number text:select-page="current">5</text:page-number> von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0-10T13:37:10</meta:creation-date>
    <dc:creator>Thomas Kuhndörfer</dc:creator>
    <dc:date>2007-06-21T23:57:16</dc:date>
    <meta:printed-by>Reinhard Jeschull</meta:printed-by>
    <meta:print-date>2007-01-06T13:27:57</meta:print-date>
    <dc:language>de-DE</dc:language>
    <meta:editing-cycles>601</meta:editing-cycles>
    <meta:editing-duration>P3DT3H0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89" meta:word-count="344" meta:character-count="3093"/>
  </office:meta>
</office:document-meta>
</file>